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onsumerTagSupport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endElement( String namespace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startElement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comment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nsumerTagSupport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